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wn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wn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own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own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57" calcext:value-type="float">
            <text:p>257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61" calcext:value-type="float">
            <text:p>261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62" calcext:value-type="float">
            <text:p>262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63" calcext:value-type="float">
            <text:p>263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65" calcext:value-type="float">
            <text:p>265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21" calcext:value-type="float">
            <text:p>321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own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36" calcext:value-type="float">
            <text:p>336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own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38" calcext:value-type="float">
            <text:p>338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39" calcext:value-type="float">
            <text:p>339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41" calcext:value-type="float">
            <text:p>341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43" calcext:value-type="float">
            <text:p>343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46" calcext:value-type="float">
            <text:p>346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47" calcext:value-type="float">
            <text:p>347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51" calcext:value-type="float">
            <text:p>351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53" calcext:value-type="float">
            <text:p>353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54" calcext:value-type="float">
            <text:p>354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55" calcext:value-type="float">
            <text:p>355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56" calcext:value-type="float">
            <text:p>356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59" calcext:value-type="float">
            <text:p>359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61" calcext:value-type="float">
            <text:p>361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62" calcext:value-type="float">
            <text:p>362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table:number-columns-repeated="2" office:value-type="float" office:value="11" calcext:value-type="float">
            <text:p>11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64" calcext:value-type="float">
            <text:p>364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67" calcext:value-type="float">
            <text:p>367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69" calcext:value-type="float">
            <text:p>369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85" calcext:value-type="float">
            <text:p>385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86" calcext:value-type="float">
            <text:p>386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87" calcext:value-type="float">
            <text:p>387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88" calcext:value-type="float">
            <text:p>388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89" calcext:value-type="float">
            <text:p>389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91" calcext:value-type="float">
            <text:p>391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92" calcext:value-type="float">
            <text:p>392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93" calcext:value-type="float">
            <text:p>393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94" calcext:value-type="float">
            <text:p>394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95" calcext:value-type="float">
            <text:p>395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97" calcext:value-type="float">
            <text:p>397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98" calcext:value-type="float">
            <text:p>398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01" calcext:value-type="float">
            <text:p>401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02" calcext:value-type="float">
            <text:p>402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13" calcext:value-type="float">
            <text:p>413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17" calcext:value-type="float">
            <text:p>417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18" calcext:value-type="float">
            <text:p>418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19" calcext:value-type="float">
            <text:p>419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21" calcext:value-type="float">
            <text:p>421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own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23" calcext:value-type="float">
            <text:p>423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24" calcext:value-type="float">
            <text:p>424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25" calcext:value-type="float">
            <text:p>425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26" calcext:value-type="float">
            <text:p>426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27" calcext:value-type="float">
            <text:p>427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Town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30" calcext:value-type="float">
            <text:p>430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31" calcext:value-type="float">
            <text:p>431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32" calcext:value-type="float">
            <text:p>432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33" calcext:value-type="float">
            <text:p>433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ow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35" calcext:value-type="float">
            <text:p>435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36" calcext:value-type="float">
            <text:p>436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37" calcext:value-type="float">
            <text:p>437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38" calcext:value-type="float">
            <text:p>438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39" calcext:value-type="float">
            <text:p>439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own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42" calcext:value-type="float">
            <text:p>442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43" calcext:value-type="float">
            <text:p>443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44" calcext:value-type="float">
            <text:p>444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45" calcext:value-type="float">
            <text:p>445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46" calcext:value-type="float">
            <text:p>446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47" calcext:value-type="float">
            <text:p>447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49" calcext:value-type="float">
            <text:p>449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51" calcext:value-type="float">
            <text:p>451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52" calcext:value-type="float">
            <text:p>452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53" calcext:value-type="float">
            <text:p>453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54" calcext:value-type="float">
            <text:p>454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55" calcext:value-type="float">
            <text:p>455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56" calcext:value-type="float">
            <text:p>456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57" calcext:value-type="float">
            <text:p>457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58" calcext:value-type="float">
            <text:p>458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59" calcext:value-type="float">
            <text:p>459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table:number-columns-repeated="2" office:value-type="float" office:value="14" calcext:value-type="float">
            <text:p>14</text:p>
          </table:table-cell>
          <table:table-cell/>
          <table:table-cell office:value-type="float" office:value="462" calcext:value-type="float">
            <text:p>462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63" calcext:value-type="float">
            <text:p>463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64" calcext:value-type="float">
            <text:p>464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66" calcext:value-type="float">
            <text:p>466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67" calcext:value-type="float">
            <text:p>467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68" calcext:value-type="float">
            <text:p>468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69" calcext:value-type="float">
            <text:p>469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71" calcext:value-type="float">
            <text:p>471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72" calcext:value-type="float">
            <text:p>472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73" calcext:value-type="float">
            <text:p>473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74" calcext:value-type="float">
            <text:p>474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76" calcext:value-type="float">
            <text:p>476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77" calcext:value-type="float">
            <text:p>477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78" calcext:value-type="float">
            <text:p>478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79" calcext:value-type="float">
            <text:p>479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81" calcext:value-type="float">
            <text:p>481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82" calcext:value-type="float">
            <text:p>482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83" calcext:value-type="float">
            <text:p>483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84" calcext:value-type="float">
            <text:p>484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85" calcext:value-type="float">
            <text:p>485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86" calcext:value-type="float">
            <text:p>486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87" calcext:value-type="float">
            <text:p>487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89" calcext:value-type="float">
            <text:p>489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90" calcext:value-type="float">
            <text:p>490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91" calcext:value-type="float">
            <text:p>491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92" calcext:value-type="float">
            <text:p>492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93" calcext:value-type="float">
            <text:p>493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94" calcext:value-type="float">
            <text:p>494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495" calcext:value-type="float">
            <text:p>495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96" calcext:value-type="float">
            <text:p>496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97" calcext:value-type="float">
            <text:p>497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98" calcext:value-type="float">
            <text:p>498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99" calcext:value-type="float">
            <text:p>499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01" calcext:value-type="float">
            <text:p>501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02" calcext:value-type="float">
            <text:p>502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03" calcext:value-type="float">
            <text:p>503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04" calcext:value-type="float">
            <text:p>504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08" calcext:value-type="float">
            <text:p>508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09" calcext:value-type="float">
            <text:p>509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11" calcext:value-type="float">
            <text:p>511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13" calcext:value-type="float">
            <text:p>513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14" calcext:value-type="float">
            <text:p>514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ase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16" calcext:value-type="float">
            <text:p>516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17" calcext:value-type="float">
            <text:p>517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18" calcext:value-type="float">
            <text:p>518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19" calcext:value-type="float">
            <text:p>519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20" calcext:value-type="float">
            <text:p>520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21" calcext:value-type="float">
            <text:p>521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22" calcext:value-type="float">
            <text:p>522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23" calcext:value-type="float">
            <text:p>523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24" calcext:value-type="float">
            <text:p>524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own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27" calcext:value-type="float">
            <text:p>527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528" calcext:value-type="float">
            <text:p>528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own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30" calcext:value-type="float">
            <text:p>530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31" calcext:value-type="float">
            <text:p>531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32" calcext:value-type="float">
            <text:p>532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33" calcext:value-type="float">
            <text:p>533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34" calcext:value-type="float">
            <text:p>534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35" calcext:value-type="float">
            <text:p>535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36" calcext:value-type="float">
            <text:p>536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37" calcext:value-type="float">
            <text:p>537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38" calcext:value-type="float">
            <text:p>538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39" calcext:value-type="float">
            <text:p>539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ase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41" calcext:value-type="float">
            <text:p>541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42" calcext:value-type="float">
            <text:p>542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43" calcext:value-type="float">
            <text:p>543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544" calcext:value-type="float">
            <text:p>544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545" calcext:value-type="float">
            <text:p>545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546" calcext:value-type="float">
            <text:p>546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547" calcext:value-type="float">
            <text:p>547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548" calcext:value-type="float">
            <text:p>548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549" calcext:value-type="float">
            <text:p>549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551" calcext:value-type="float">
            <text:p>551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552" calcext:value-type="float">
            <text:p>552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553" calcext:value-type="float">
            <text:p>553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554" calcext:value-type="float">
            <text:p>554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555" calcext:value-type="float">
            <text:p>555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556" calcext:value-type="float">
            <text:p>556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557" calcext:value-type="float">
            <text:p>557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558" calcext:value-type="float">
            <text:p>558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559" calcext:value-type="float">
            <text:p>559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560" calcext:value-type="float">
            <text:p>560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table:number-columns-repeated="2" office:value-type="float" office:value="17" calcext:value-type="float">
            <text:p>17</text:p>
          </table:table-cell>
          <table:table-cell/>
          <table:table-cell office:value-type="float" office:value="561" calcext:value-type="float">
            <text:p>561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562" calcext:value-type="float">
            <text:p>562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563" calcext:value-type="float">
            <text:p>563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564" calcext:value-type="float">
            <text:p>564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565" calcext:value-type="float">
            <text:p>565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566" calcext:value-type="float">
            <text:p>566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567" calcext:value-type="float">
            <text:p>567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568" calcext:value-type="float">
            <text:p>568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569" calcext:value-type="float">
            <text:p>569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570" calcext:value-type="float">
            <text:p>570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571" calcext:value-type="float">
            <text:p>571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572" calcext:value-type="float">
            <text:p>572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573" calcext:value-type="float">
            <text:p>573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574" calcext:value-type="float">
            <text:p>574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575" calcext:value-type="float">
            <text:p>575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77" calcext:value-type="float">
            <text:p>577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78" calcext:value-type="float">
            <text:p>578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79" calcext:value-type="float">
            <text:p>579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80" calcext:value-type="float">
            <text:p>580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81" calcext:value-type="float">
            <text:p>581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82" calcext:value-type="float">
            <text:p>582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83" calcext:value-type="float">
            <text:p>583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84" calcext:value-type="float">
            <text:p>584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85" calcext:value-type="float">
            <text:p>585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86" calcext:value-type="float">
            <text:p>586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87" calcext:value-type="float">
            <text:p>587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88" calcext:value-type="float">
            <text:p>588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89" calcext:value-type="float">
            <text:p>589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90" calcext:value-type="float">
            <text:p>590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91" calcext:value-type="float">
            <text:p>591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92" calcext:value-type="float">
            <text:p>592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93" calcext:value-type="float">
            <text:p>593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2" office:value-type="float" office:value="18" calcext:value-type="float">
            <text:p>18</text:p>
          </table:table-cell>
          <table:table-cell/>
          <table:table-cell office:value-type="float" office:value="594" calcext:value-type="float">
            <text:p>594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95" calcext:value-type="float">
            <text:p>595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96" calcext:value-type="float">
            <text:p>596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97" calcext:value-type="float">
            <text:p>597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99" calcext:value-type="float">
            <text:p>599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601" calcext:value-type="float">
            <text:p>601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602" calcext:value-type="float">
            <text:p>602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604" calcext:value-type="float">
            <text:p>604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605" calcext:value-type="float">
            <text:p>605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606" calcext:value-type="float">
            <text:p>606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607" calcext:value-type="float">
            <text:p>607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608" calcext:value-type="float">
            <text:p>608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609" calcext:value-type="float">
            <text:p>609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611" calcext:value-type="float">
            <text:p>611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612" calcext:value-type="float">
            <text:p>612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613" calcext:value-type="float">
            <text:p>613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614" calcext:value-type="float">
            <text:p>614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615" calcext:value-type="float">
            <text:p>615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616" calcext:value-type="float">
            <text:p>616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617" calcext:value-type="float">
            <text:p>617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618" calcext:value-type="float">
            <text:p>618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619" calcext:value-type="float">
            <text:p>619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621" calcext:value-type="float">
            <text:p>621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622" calcext:value-type="float">
            <text:p>622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624" calcext:value-type="float">
            <text:p>624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625" calcext:value-type="float">
            <text:p>625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626" calcext:value-type="float">
            <text:p>626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2" office:value-type="float" office:value="19" calcext:value-type="float">
            <text:p>19</text:p>
          </table:table-cell>
          <table:table-cell/>
          <table:table-cell office:value-type="float" office:value="627" calcext:value-type="float">
            <text:p>627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628" calcext:value-type="float">
            <text:p>628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630" calcext:value-type="float">
            <text:p>630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631" calcext:value-type="float">
            <text:p>631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632" calcext:value-type="float">
            <text:p>632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633" calcext:value-type="float">
            <text:p>633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634" calcext:value-type="float">
            <text:p>634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635" calcext:value-type="float">
            <text:p>635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638" calcext:value-type="float">
            <text:p>638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639" calcext:value-type="float">
            <text:p>639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41" calcext:value-type="float">
            <text:p>641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42" calcext:value-type="float">
            <text:p>642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43" calcext:value-type="float">
            <text:p>643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44" calcext:value-type="float">
            <text:p>644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45" calcext:value-type="float">
            <text:p>645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48" calcext:value-type="float">
            <text:p>648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49" calcext:value-type="float">
            <text:p>649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52" calcext:value-type="float">
            <text:p>652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54" calcext:value-type="float">
            <text:p>654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55" calcext:value-type="float">
            <text:p>655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57" calcext:value-type="float">
            <text:p>657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660" calcext:value-type="float">
            <text:p>660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61" calcext:value-type="float">
            <text:p>661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63" calcext:value-type="float">
            <text:p>663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64" calcext:value-type="float">
            <text:p>664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65" calcext:value-type="float">
            <text:p>665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66" calcext:value-type="float">
            <text:p>666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67" calcext:value-type="float">
            <text:p>667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68" calcext:value-type="float">
            <text:p>668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69" calcext:value-type="float">
            <text:p>669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70" calcext:value-type="float">
            <text:p>670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72" calcext:value-type="float">
            <text:p>672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73" calcext:value-type="float">
            <text:p>673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74" calcext:value-type="float">
            <text:p>674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75" calcext:value-type="float">
            <text:p>675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77" calcext:value-type="float">
            <text:p>677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78" calcext:value-type="float">
            <text:p>678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81" calcext:value-type="float">
            <text:p>681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83" calcext:value-type="float">
            <text:p>683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84" calcext:value-type="float">
            <text:p>684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85" calcext:value-type="float">
            <text:p>685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86" calcext:value-type="float">
            <text:p>686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87" calcext:value-type="float">
            <text:p>687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88" calcext:value-type="float">
            <text:p>688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89" calcext:value-type="float">
            <text:p>689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91" calcext:value-type="float">
            <text:p>691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92" calcext:value-type="float">
            <text:p>692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table:number-columns-repeated="2" office:value-type="float" office:value="21" calcext:value-type="float">
            <text:p>21</text:p>
          </table:table-cell>
          <table:table-cell/>
          <table:table-cell office:value-type="float" office:value="693" calcext:value-type="float">
            <text:p>693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94" calcext:value-type="float">
            <text:p>694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95" calcext:value-type="float">
            <text:p>695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96" calcext:value-type="float">
            <text:p>696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97" calcext:value-type="float">
            <text:p>697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98" calcext:value-type="float">
            <text:p>698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99" calcext:value-type="float">
            <text:p>699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701" calcext:value-type="float">
            <text:p>701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702" calcext:value-type="float">
            <text:p>702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703" calcext:value-type="float">
            <text:p>703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705" calcext:value-type="float">
            <text:p>705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706" calcext:value-type="float">
            <text:p>706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707" calcext:value-type="float">
            <text:p>707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708" calcext:value-type="float">
            <text:p>708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710" calcext:value-type="float">
            <text:p>710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711" calcext:value-type="float">
            <text:p>711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712" calcext:value-type="float">
            <text:p>712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713" calcext:value-type="float">
            <text:p>713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714" calcext:value-type="float">
            <text:p>714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715" calcext:value-type="float">
            <text:p>715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716" calcext:value-type="float">
            <text:p>716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718" calcext:value-type="float">
            <text:p>718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719" calcext:value-type="float">
            <text:p>719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721" calcext:value-type="float">
            <text:p>721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723" calcext:value-type="float">
            <text:p>723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724" calcext:value-type="float">
            <text:p>724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725" calcext:value-type="float">
            <text:p>725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726" calcext:value-type="float">
            <text:p>726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727" calcext:value-type="float">
            <text:p>727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728" calcext:value-type="float">
            <text:p>728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729" calcext:value-type="float">
            <text:p>729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731" calcext:value-type="float">
            <text:p>731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732" calcext:value-type="float">
            <text:p>732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733" calcext:value-type="float">
            <text:p>733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734" calcext:value-type="float">
            <text:p>734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735" calcext:value-type="float">
            <text:p>735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736" calcext:value-type="float">
            <text:p>736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737" calcext:value-type="float">
            <text:p>737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738" calcext:value-type="float">
            <text:p>738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own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740" calcext:value-type="float">
            <text:p>740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741" calcext:value-type="float">
            <text:p>741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742" calcext:value-type="float">
            <text:p>742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743" calcext:value-type="float">
            <text:p>743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744" calcext:value-type="float">
            <text:p>744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745" calcext:value-type="float">
            <text:p>745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746" calcext:value-type="float">
            <text:p>746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747" calcext:value-type="float">
            <text:p>747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749" calcext:value-type="float">
            <text:p>749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751" calcext:value-type="float">
            <text:p>751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752" calcext:value-type="float">
            <text:p>752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753" calcext:value-type="float">
            <text:p>753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754" calcext:value-type="float">
            <text:p>754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755" calcext:value-type="float">
            <text:p>755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756" calcext:value-type="float">
            <text:p>756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757" calcext:value-type="float">
            <text:p>757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758" calcext:value-type="float">
            <text:p>758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table:number-columns-repeated="2" office:value-type="float" office:value="23" calcext:value-type="float">
            <text:p>23</text:p>
          </table:table-cell>
          <table:table-cell/>
          <table:table-cell office:value-type="float" office:value="759" calcext:value-type="float">
            <text:p>759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761" calcext:value-type="float">
            <text:p>761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762" calcext:value-type="float">
            <text:p>762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763" calcext:value-type="float">
            <text:p>763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own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765" calcext:value-type="float">
            <text:p>765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766" calcext:value-type="float">
            <text:p>766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767" calcext:value-type="float">
            <text:p>767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768" calcext:value-type="float">
            <text:p>768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770" calcext:value-type="float">
            <text:p>770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771" calcext:value-type="float">
            <text:p>771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772" calcext:value-type="float">
            <text:p>772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775" calcext:value-type="float">
            <text:p>775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776" calcext:value-type="float">
            <text:p>776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777" calcext:value-type="float">
            <text:p>777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own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779" calcext:value-type="float">
            <text:p>779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780" calcext:value-type="float">
            <text:p>780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781" calcext:value-type="float">
            <text:p>781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782" calcext:value-type="float">
            <text:p>782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783" calcext:value-type="float">
            <text:p>783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784" calcext:value-type="float">
            <text:p>784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786" calcext:value-type="float">
            <text:p>786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787" calcext:value-type="float">
            <text:p>787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788" calcext:value-type="float">
            <text:p>788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own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790" calcext:value-type="float">
            <text:p>790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791" calcext:value-type="float">
            <text:p>791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office:value-type="float" office:value="792" calcext:value-type="float">
            <text:p>792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793" calcext:value-type="float">
            <text:p>793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794" calcext:value-type="float">
            <text:p>794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796" calcext:value-type="float">
            <text:p>796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798" calcext:value-type="float">
            <text:p>798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01" calcext:value-type="float">
            <text:p>801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03" calcext:value-type="float">
            <text:p>803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04" calcext:value-type="float">
            <text:p>804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06" calcext:value-type="float">
            <text:p>806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07" calcext:value-type="float">
            <text:p>807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08" calcext:value-type="float">
            <text:p>808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09" calcext:value-type="float">
            <text:p>809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11" calcext:value-type="float">
            <text:p>811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12" calcext:value-type="float">
            <text:p>812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13" calcext:value-type="float">
            <text:p>813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15" calcext:value-type="float">
            <text:p>815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16" calcext:value-type="float">
            <text:p>816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17" calcext:value-type="float">
            <text:p>817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18" calcext:value-type="float">
            <text:p>818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19" calcext:value-type="float">
            <text:p>819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21" calcext:value-type="float">
            <text:p>821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22" calcext:value-type="float">
            <text:p>822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23" calcext:value-type="float">
            <text:p>823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24" calcext:value-type="float">
            <text:p>824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825" calcext:value-type="float">
            <text:p>825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26" calcext:value-type="float">
            <text:p>826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27" calcext:value-type="float">
            <text:p>827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28" calcext:value-type="float">
            <text:p>828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29" calcext:value-type="float">
            <text:p>829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30" calcext:value-type="float">
            <text:p>830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31" calcext:value-type="float">
            <text:p>831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833" calcext:value-type="float">
            <text:p>833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834" calcext:value-type="float">
            <text:p>834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835" calcext:value-type="float">
            <text:p>835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836" calcext:value-type="float">
            <text:p>836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837" calcext:value-type="float">
            <text:p>837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838" calcext:value-type="float">
            <text:p>838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839" calcext:value-type="float">
            <text:p>839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841" calcext:value-type="float">
            <text:p>841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843" calcext:value-type="float">
            <text:p>843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844" calcext:value-type="float">
            <text:p>844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845" calcext:value-type="float">
            <text:p>845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846" calcext:value-type="float">
            <text:p>846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847" calcext:value-type="float">
            <text:p>847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848" calcext:value-type="float">
            <text:p>848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849" calcext:value-type="float">
            <text:p>849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852" calcext:value-type="float">
            <text:p>852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853" calcext:value-type="float">
            <text:p>853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854" calcext:value-type="float">
            <text:p>854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855" calcext:value-type="float">
            <text:p>855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857" calcext:value-type="float">
            <text:p>857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table:number-columns-repeated="2" office:value-type="float" office:value="26" calcext:value-type="float">
            <text:p>26</text:p>
          </table:table-cell>
          <table:table-cell/>
          <table:table-cell office:value-type="float" office:value="858" calcext:value-type="float">
            <text:p>858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859" calcext:value-type="float">
            <text:p>859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861" calcext:value-type="float">
            <text:p>861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862" calcext:value-type="float">
            <text:p>862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863" calcext:value-type="float">
            <text:p>863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64" calcext:value-type="float">
            <text:p>864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65" calcext:value-type="float">
            <text:p>865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67" calcext:value-type="float">
            <text:p>867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68" calcext:value-type="float">
            <text:p>868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70" calcext:value-type="float">
            <text:p>870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71" calcext:value-type="float">
            <text:p>871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72" calcext:value-type="float">
            <text:p>872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73" calcext:value-type="float">
            <text:p>873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74" calcext:value-type="float">
            <text:p>874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own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76" calcext:value-type="float">
            <text:p>876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77" calcext:value-type="float">
            <text:p>877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78" calcext:value-type="float">
            <text:p>878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79" calcext:value-type="float">
            <text:p>879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81" calcext:value-type="float">
            <text:p>881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82" calcext:value-type="float">
            <text:p>882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own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85" calcext:value-type="float">
            <text:p>885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87" calcext:value-type="float">
            <text:p>887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88" calcext:value-type="float">
            <text:p>888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89" calcext:value-type="float">
            <text:p>889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table:number-columns-repeated="2" office:value-type="float" office:value="27" calcext:value-type="float">
            <text:p>27</text:p>
          </table:table-cell>
          <table:table-cell/>
          <table:table-cell office:value-type="float" office:value="891" calcext:value-type="float">
            <text:p>891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92" calcext:value-type="float">
            <text:p>892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93" calcext:value-type="float">
            <text:p>893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94" calcext:value-type="float">
            <text:p>894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95" calcext:value-type="float">
            <text:p>895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897" calcext:value-type="float">
            <text:p>897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898" calcext:value-type="float">
            <text:p>898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899" calcext:value-type="float">
            <text:p>899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902" calcext:value-type="float">
            <text:p>902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903" calcext:value-type="float">
            <text:p>903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905" calcext:value-type="float">
            <text:p>905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906" calcext:value-type="float">
            <text:p>906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907" calcext:value-type="float">
            <text:p>907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908" calcext:value-type="float">
            <text:p>908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910" calcext:value-type="float">
            <text:p>910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911" calcext:value-type="float">
            <text:p>911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912" calcext:value-type="float">
            <text:p>912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913" calcext:value-type="float">
            <text:p>913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914" calcext:value-type="float">
            <text:p>914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915" calcext:value-type="float">
            <text:p>915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916" calcext:value-type="float">
            <text:p>916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917" calcext:value-type="float">
            <text:p>917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919" calcext:value-type="float">
            <text:p>919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921" calcext:value-type="float">
            <text:p>921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922" calcext:value-type="float">
            <text:p>922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table:number-columns-repeated="2" office:value-type="float" office:value="28" calcext:value-type="float">
            <text:p>28</text:p>
          </table:table-cell>
          <table:table-cell/>
          <table:table-cell office:value-type="float" office:value="924" calcext:value-type="float">
            <text:p>924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925" calcext:value-type="float">
            <text:p>925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927" calcext:value-type="float">
            <text:p>927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928" calcext:value-type="float">
            <text:p>928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929" calcext:value-type="float">
            <text:p>929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930" calcext:value-type="float">
            <text:p>930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931" calcext:value-type="float">
            <text:p>931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932" calcext:value-type="float">
            <text:p>932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933" calcext:value-type="float">
            <text:p>933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934" calcext:value-type="float">
            <text:p>934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935" calcext:value-type="float">
            <text:p>935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936" calcext:value-type="float">
            <text:p>936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937" calcext:value-type="float">
            <text:p>937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938" calcext:value-type="float">
            <text:p>938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939" calcext:value-type="float">
            <text:p>939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941" calcext:value-type="float">
            <text:p>941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942" calcext:value-type="float">
            <text:p>942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944" calcext:value-type="float">
            <text:p>944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945" calcext:value-type="float">
            <text:p>945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946" calcext:value-type="float">
            <text:p>946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947" calcext:value-type="float">
            <text:p>947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948" calcext:value-type="float">
            <text:p>948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949" calcext:value-type="float">
            <text:p>949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951" calcext:value-type="float">
            <text:p>951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952" calcext:value-type="float">
            <text:p>952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953" calcext:value-type="float">
            <text:p>953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954" calcext:value-type="float">
            <text:p>954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955" calcext:value-type="float">
            <text:p>955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table:number-columns-repeated="2" office:value-type="float" office:value="29" calcext:value-type="float">
            <text:p>29</text:p>
          </table:table-cell>
          <table:table-cell/>
          <table:table-cell office:value-type="float" office:value="957" calcext:value-type="float">
            <text:p>957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958" calcext:value-type="float">
            <text:p>958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959" calcext:value-type="float">
            <text:p>959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962" calcext:value-type="float">
            <text:p>962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963" calcext:value-type="float">
            <text:p>963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968" calcext:value-type="float">
            <text:p>968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971" calcext:value-type="float">
            <text:p>971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972" calcext:value-type="float">
            <text:p>972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977" calcext:value-type="float">
            <text:p>977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978" calcext:value-type="float">
            <text:p>978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979" calcext:value-type="float">
            <text:p>979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980" calcext:value-type="float">
            <text:p>980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981" calcext:value-type="float">
            <text:p>981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982" calcext:value-type="float">
            <text:p>982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985" calcext:value-type="float">
            <text:p>985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986" calcext:value-type="float">
            <text:p>986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992" calcext:value-type="float">
            <text:p>992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993" calcext:value-type="float">
            <text:p>993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995" calcext:value-type="float">
            <text:p>995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996" calcext:value-type="float">
            <text:p>996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999" calcext:value-type="float">
            <text:p>999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001" calcext:value-type="float">
            <text:p>1001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003" calcext:value-type="float">
            <text:p>1003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004" calcext:value-type="float">
            <text:p>1004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006" calcext:value-type="float">
            <text:p>1006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007" calcext:value-type="float">
            <text:p>1007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009" calcext:value-type="float">
            <text:p>1009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011" calcext:value-type="float">
            <text:p>1011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012" calcext:value-type="float">
            <text:p>1012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013" calcext:value-type="float">
            <text:p>1013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015" calcext:value-type="float">
            <text:p>1015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018" calcext:value-type="float">
            <text:p>1018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020" calcext:value-type="float">
            <text:p>1020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021" calcext:value-type="float">
            <text:p>1021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string" calcext:value-type="string">
            <text:p>Carte1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2" office:value-type="float" office:value="31" calcext:value-type="float">
            <text:p>31</text:p>
          </table:table-cell>
          <table:table-cell/>
          <table:table-cell office:value-type="float" office:value="1023" calcext:value-type="float">
            <text:p>1023</text:p>
          </table:table-cell>
          <table:table-cell office:value-type="string" calcext:value-type="string">
            <text:p>Carte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7">00/00/0000</text:date>, <text:time style:data-style-name="N2" text:time-value="10:05:16.5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6T16:40:06.733000000</meta:creation-date>
    <dc:date>2020-06-17T10:43:19.806000000</dc:date>
    <meta:editing-duration>PT32M19S</meta:editing-duration>
    <meta:editing-cycles>2</meta:editing-cycles>
    <meta:generator>LibreOffice/6.1.3.2$Windows_X86_64 LibreOffice_project/86daf60bf00efa86ad547e59e09d6bb77c699acb</meta:generator>
    <meta:document-statistic meta:table-count="1" meta:cell-count="5140" meta:object-count="0"/>
  </office:meta>
</office:document-meta>
</file>